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ext_20_body">
      <style:text-properties officeooo:rsid="00189df0" officeooo:paragraph-rsid="001d8285"/>
    </style:style>
    <style:style style:name="P2" style:family="paragraph" style:parent-style-name="Text_20_body">
      <style:text-properties officeooo:rsid="001d8285" officeooo:paragraph-rsid="001d8285"/>
    </style:style>
    <style:style style:name="T1" style:family="text">
      <style:text-properties officeooo:rsid="001d8285"/>
    </style:style>
    <style:style style:name="T2" style:family="text">
      <style:text-properties officeooo:rsid="001ebeb9"/>
    </style:style>
    <style:style style:name="T3" style:family="text">
      <style:text-properties fo:font-weight="normal" officeooo:rsid="001d828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rtłomiej Mamica</text:span></text:p>
      <text:p text:style-name="P2">Obfita 9b 43-300 Bielsko-Biała</text:p>
      <text:p text:style-name="P1"><text:span text:style-name="T1">507249408</text:span><text:line-break/><text:span text:style-name="T1">mamicabartek@gmail.com</text:span><text:line-break/><text:span text:style-name="T1">07.11.2024</text:span></text:p>
      <text:p text:style-name="Text_20_body"/>
      <text:p text:style-name="Text_20_body">Spartaqs Sp. z o.o.<text:line-break/>ul. Cieszyńska 365<text:line-break/>43-300 Bielsko-Biała</text:p>
      <text:p text:style-name="Text_20_body">Szanowni Państwo,</text:p>
      <text:p text:style-name="Text_20_body">Jestem uczniem technikum Zespołu Szkół Elektronicznych, Elektrycznych i <text:span text:style-name="T1">Mechanicznych</text:span> (ZSEEi<text:span text:style-name="T1">M</text:span>) na kierunku <text:span text:style-name="T1">technik mechatronik</text:span>. Chciałbym zgłosić swoją kandydaturę na praktyki zawodowe w Państwa firmie, której osiągnięcia w obszarze zaawansowanych technologii dronoidów od dawna inspirują młodych ludzi takich jak ja. Możliwość praktyk w firmie Spartaqs, pionierze w dziedzinie dronów i systemów automatycznych, stanowiłaby dla mnie wyjątkową szansę na naukę i rozwój zawodowy.</text:p>
      <text:p text:style-name="Text_20_body">Moje zainteresowania oraz wykształcenie techniczne obejmują elektronikę <text:span text:style-name="T1">oraz mechanikę</text:span>, co sprawia, że jestem bardzo zmotywowany do zdobycia doświadczenia w projektach, które Państwo realizują. W szkole zdobywam wiedzę praktyczną i teoretyczną z zakresu programowania mikrokontrolerów oraz obsługi systemów Linux – umiejętności, które z powodzeniem mógłbym rozwijać w Państwa firmie.</text:p>
      <text:p text:style-name="Text_20_body"/>
      <text:p text:style-name="Text_20_body"><text:span text:style-name="T2">Mam nadzieję na pozytywne rozpatrzenie mojeje kandydatury. </text:span>Chętnie udzielę dodatkowych informacji i mam nadzieję na możliwość osobistego spotkania.</text:p>
      <text:p text:style-name="Text_20_body">Z poważaniem,<text:line-break/><text:span text:style-name="T1">Bartłomiej Mamica. 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7:41:37.077344310</meta:creation-date>
    <dc:date>2024-11-08T00:44:47.198979143</dc:date>
    <meta:editing-duration>PT33M1S</meta:editing-duration>
    <meta:editing-cycles>4</meta:editing-cycles>
    <meta:generator>LibreOffice/24.8.2.1$Linux_X86_64 LibreOffice_project/480$Build-1</meta:generator>
    <meta:document-statistic meta:table-count="0" meta:image-count="0" meta:object-count="0" meta:page-count="1" meta:paragraph-count="9" meta:word-count="150" meta:character-count="1206" meta:non-whitespace-character-count="1063"/>
  </office:meta>
</office:document-meta>
</file>